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questPathTests.modify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equestPathTests.pa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RequestPathTests.testParse( String fullPath , String contextPath , String pathWithinAppli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